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1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Terrain Typ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Fores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0];[.A74])" office:value-type="float" office:value="45" calcext:value-type="float" table:number-columns-spanned="2" table:number-rows-spanned="1">
            <text:p>45</text:p>
          </table:table-cell>
          <table:covered-table-cell/>
          <table:table-cell table:style-name="ce12" table:formula="of:=COUNTIF([.$F$8:.$F$70];[.A74])" office:value-type="float" office:value="46" calcext:value-type="float" table:number-columns-spanned="2" table:number-rows-spanned="1">
            <text:p>46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0];[.A7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5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0];[.A76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0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0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0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0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0:'DATE (YY-MM-DD)'.F70 'DATE (YY-MM-DD)'.D70:'DATE (YY-MM-DD)'.D70 'DATE (YY-MM-DD)'.D68:'DATE (YY-MM-DD)'.D68 'DATE (YY-MM-DD)'.F68:'DATE (YY-MM-DD)'.F68 'DATE (YY-MM-DD)'.D66:'DATE (YY-MM-DD)'.D66 'DATE (YY-MM-DD)'.F66:'DATE (YY-MM-DD)'.F66 'DATE (YY-MM-DD)'.D64:'DATE (YY-MM-DD)'.D64 'DATE (YY-MM-DD)'.F64:'DATE (YY-MM-DD)'.F64 'DATE (YY-MM-DD)'.D55:'DATE (YY-MM-DD)'.D62 'DATE (YY-MM-DD)'.F55:'DATE (YY-MM-DD)'.F62 'DATE (YY-MM-DD)'.D51:'DATE (YY-MM-DD)'.D53 'DATE (YY-MM-DD)'.F51:'DATE (YY-MM-DD)'.F53 'DATE (YY-MM-DD)'.D48:'DATE (YY-MM-DD)'.D49 'DATE (YY-MM-DD)'.F48:'DATE (YY-MM-DD)'.F49 'DATE (YY-MM-DD)'.D46:'DATE (YY-MM-DD)'.D46 'DATE (YY-MM-DD)'.F46:'DATE (YY-MM-DD)'.F46 'DATE (YY-MM-DD)'.D41:'DATE (YY-MM-DD)'.D44 'DATE (YY-MM-DD)'.F41:'DATE (YY-MM-DD)'.F44 'DATE (YY-MM-DD)'.D36:'DATE (YY-MM-DD)'.D39 'DATE (YY-MM-DD)'.F36:'DATE (YY-MM-DD)'.F39 'DATE (YY-MM-DD)'.D34:'DATE (YY-MM-DD)'.D34 'DATE (YY-MM-DD)'.F34:'DATE (YY-MM-DD)'.F34 'DATE (YY-MM-DD)'.D30:'DATE (YY-MM-DD)'.D32 'DATE (YY-MM-DD)'.F30:'DATE (YY-MM-DD)'.F32 'DATE (YY-MM-DD)'.F8:'DATE (YY-MM-DD)'.F27 'DATE (YY-MM-DD)'.D8:'DATE (YY-MM-DD)'.D27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6:10:59.533000000</dc:date>
    <meta:editing-duration>P2DT15H47M48S</meta:editing-duration>
    <meta:editing-cycles>175</meta:editing-cycles>
    <meta:generator>LibreOffice/24.2.5.2$Windows_X86_64 LibreOffice_project/bffef4ea93e59bebbeaf7f431bb02b1a39ee8a59</meta:generator>
    <meta:document-statistic meta:table-count="1" meta:cell-count="225" meta:object-count="0"/>
  </office:meta>
</office:document-meta>
</file>